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P3" style:family="paragraph" style:parent-style-name="Header"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8pt" fo:font-weight="bold" officeooo:rsid="0011c5e6" officeooo:paragraph-rsid="0011c5e6" style:font-size-asian="18pt" style:font-weight-asian="bold" style:font-name-complex="Arial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font-weight="bold" style:font-size-asian="12pt" style:font-weight-asian="bold" style:font-name-complex="Arial"/>
    </style:style>
    <style:style style:name="P6" style:family="paragraph" style:parent-style-name="Standard">
      <style:text-properties officeooo:rsid="0011c5e6" officeooo:paragraph-rsid="0011c5e6"/>
    </style:style>
    <style:style style:name="P7" style:family="paragraph" style:parent-style-name="Main_20_Title">
      <style:paragraph-properties fo:margin-left="0.794cm" fo:margin-right="0cm" fo:text-indent="0.794cm" style:auto-text-indent="false" fo:break-before="page"/>
      <style:text-properties officeooo:rsid="0011c5e6" officeooo:paragraph-rsid="0011c5e6"/>
    </style:style>
    <style:style style:name="P8" style:family="paragraph" style:parent-style-name="Project">
      <style:text-properties officeooo:rsid="0011c5e6" officeooo:paragraph-rsid="0011c5e6"/>
    </style:style>
    <style:style style:name="P9" style:family="paragraph" style:parent-style-name="Standard">
      <style:paragraph-properties fo:text-align="center" style:justify-single-word="false"/>
      <style:text-properties officeooo:rsid="0011c5e6" officeooo:paragraph-rsid="0011c5e6"/>
    </style:style>
    <style:style style:name="P10" style:family="paragraph" style:parent-style-name="Heading">
      <style:paragraph-properties fo:text-align="end" style:justify-single-word="false"/>
      <style:text-properties officeooo:rsid="0011c5e6" officeooo:paragraph-rsid="0011c5e6"/>
    </style:style>
    <style:style style:name="P1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12" style:family="paragraph" style:parent-style-name="Standard">
      <style:paragraph-properties fo:margin-left="0cm" fo:margin-right="0.635cm" fo:text-indent="0cm" style:auto-text-indent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5" style:family="paragraph" style:parent-style-name="Heading">
      <style:text-properties fo:font-size="14pt" style:font-size-asian="14pt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style:line-height-at-least="0.423cm" fo:orphans="0" fo:widows="0" fo:text-indent="1cm" style:auto-text-indent="false" fo:background-color="transparent" style:writing-mode="lr-tb"/>
      <style:text-properties fo:font-size="14pt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0cm" style:auto-text-indent="false" style:page-number="auto" fo:background-color="transparent" style:writing-mode="lr-tb">
        <style:tab-stops>
          <style:tab-stop style:position="0.714cm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0cm" style:auto-text-indent="false" style:page-number="auto" fo:background-color="transparent" style:writing-mode="lr-tb"/>
      <style:text-properties fo:font-size="14pt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style:line-height-at-least="0.423cm" fo:orphans="0" fo:widows="0" fo:text-indent="0cm" style:auto-text-indent="false" fo:background-color="transparent" style:writing-mode="lr-tb"/>
      <style:text-properties fo:font-size="14pt" style:font-size-asian="14pt" style:font-size-complex="14pt"/>
    </style:style>
    <style:style style:name="P21" style:family="paragraph" style:parent-style-name="Standard">
      <loext:graphic-properties draw:fill="none"/>
      <style:paragraph-properties style:line-height-at-least="0.423cm" fo:orphans="0" fo:widows="0" fo:background-color="transparent" style:writing-mode="lr-tb"/>
      <style:text-properties fo:font-size="14pt" style:font-size-asian="14pt" style:font-size-complex="14pt"/>
    </style:style>
    <style:style style:name="P22" style:family="paragraph" style:parent-style-name="Standard">
      <loext:graphic-properties draw:fill="none"/>
      <style:paragraph-properties style:line-height-at-least="0.423cm" fo:orphans="0" fo:widows="0" fo:background-color="transparent" style:writing-mode="lr-tb"/>
      <style:text-properties fo:font-size="14pt" officeooo:paragraph-rsid="001b8166" style:font-size-asian="14pt" style:font-size-complex="14pt"/>
    </style:style>
    <style:style style:name="P23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1.101cm" style:auto-text-indent="false" style:page-number="auto" fo:background-color="transparent" style:writing-mode="lr-tb"/>
      <style:text-properties fo:font-size="14pt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style:line-height-at-least="0.423cm" fo:orphans="0" fo:widows="0" fo:text-indent="1cm" style:auto-text-indent="false" fo:background-color="transparent" style:writing-mode="lr-tb"/>
      <style:text-properties fo:font-size="14pt" officeooo:rsid="001898f6" officeooo:paragraph-rsid="001898f6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0cm" style:auto-text-indent="false" style:page-number="auto" fo:background-color="transparent" style:writing-mode="lr-tb"/>
      <style:text-properties fo:font-size="14pt" officeooo:rsid="001898f6" officeooo:paragraph-rsid="001898f6" style:font-size-asian="14pt" style:font-size-complex="14pt"/>
    </style:style>
    <style:style style:name="P26" style:family="paragraph" style:parent-style-name="Standard">
      <loext:graphic-properties draw:fill="none"/>
      <style:paragraph-properties style:line-height-at-least="0.423cm" fo:orphans="0" fo:widows="0" fo:background-color="transparent" style:writing-mode="lr-tb"/>
      <style:text-properties fo:font-size="14pt" officeooo:rsid="001898f6" officeooo:paragraph-rsid="001898f6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cm" fo:margin-right="-1.101cm" style:line-height-at-least="0.423cm" fo:orphans="0" fo:widows="0" fo:text-indent="0cm" style:auto-text-indent="false" style:page-number="auto" fo:background-color="transparent" style:writing-mode="lr-tb"/>
      <style:text-properties fo:font-size="14pt" officeooo:rsid="001a474a" officeooo:paragraph-rsid="001a474a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1cm" style:auto-text-indent="false" style:page-number="auto" fo:background-color="transparent" style:writing-mode="lr-tb"/>
      <style:text-properties fo:font-size="14pt" officeooo:rsid="001b8166" officeooo:paragraph-rsid="001b8166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cm" fo:margin-right="0cm" style:line-height-at-least="0.423cm" fo:orphans="0" fo:widows="0" fo:text-indent="1cm" style:auto-text-indent="false" fo:background-color="transparent" style:writing-mode="lr-tb"/>
      <style:text-properties fo:font-size="14pt" officeooo:rsid="001b8166" officeooo:paragraph-rsid="001cbb1f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cm" fo:margin-right="0cm" style:line-height-at-least="0.423cm" fo:orphans="0" fo:widows="0" fo:text-indent="1cm" style:auto-text-indent="false" fo:background-color="transparent" style:writing-mode="lr-tb"/>
      <style:text-properties fo:font-size="14pt" officeooo:rsid="001bc3de" officeooo:paragraph-rsid="001bc3de" style:font-size-asian="14pt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1cm" style:auto-text-indent="false" style:page-number="auto" fo:background-color="transparent" style:writing-mode="lr-tb"/>
      <style:text-properties fo:font-size="14pt" fo:language="ru" fo:country="RU" style:font-size-asian="14pt" style:font-size-complex="14pt" style:language-complex="ar" style:country-complex="SA"/>
    </style:style>
    <style:style style:name="P32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0cm" style:auto-text-indent="false" style:page-number="auto" fo:background-color="transparent" style:writing-mode="lr-tb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style:line-height-at-least="0.423cm" fo:orphans="0" fo:widows="0" fo:text-indent="0cm" style:auto-text-indent="false" fo:background-color="transparent" style:writing-mode="lr-tb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0cm" style:auto-text-indent="false" style:page-number="auto" fo:background-color="transparent" style:writing-mode="lr-tb">
        <style:tab-stops>
          <style:tab-stop style:position="0.87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style:line-height-at-least="0.423cm" fo:orphans="0" fo:widows="0" fo:text-indent="0cm" style:auto-text-indent="false" fo:background-color="transparent" style:writing-mode="lr-tb"/>
      <style:text-properties fo:font-size="14pt" fo:font-weight="bold" officeooo:rsid="001b8166" officeooo:paragraph-rsid="001b8166" style:font-size-asian="14pt" style:font-weight-asian="bold" style:font-size-complex="14pt" style:font-weight-complex="bold"/>
    </style:style>
    <style:style style:name="P36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37" style:family="paragraph" style:parent-style-name="Tabletext">
      <style:paragraph-properties style:snap-to-layout-grid="false"/>
    </style:style>
    <style:style style:name="P38" style:family="paragraph" style:parent-style-name="Standard">
      <style:paragraph-properties fo:text-align="end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39" style:family="paragraph" style:parent-style-name="Standard" style:list-style-name="L1">
      <loext:graphic-properties draw:fill="none"/>
      <style:paragraph-properties style:line-height-at-least="0.423cm" fo:orphans="0" fo:widows="0" fo:background-color="transparent" style:writing-mode="lr-tb"/>
      <style:text-properties fo:font-size="14pt" officeooo:rsid="001898f6" officeooo:paragraph-rsid="001898f6" style:font-size-asian="14pt" style:font-size-complex="14pt"/>
    </style:style>
    <style:style style:name="P40" style:family="paragraph" style:parent-style-name="Standard" style:list-style-name="L2">
      <loext:graphic-properties draw:fill="none"/>
      <style:paragraph-properties style:line-height-at-least="0.423cm" fo:orphans="0" fo:widows="0" fo:background-color="transparent" style:writing-mode="lr-tb"/>
      <style:text-properties fo:font-size="14pt" style:font-size-asian="14pt" style:font-size-complex="14pt"/>
    </style:style>
    <style:style style:name="P41" style:family="paragraph" style:parent-style-name="Standard" style:list-style-name="L2" style:master-page-name="">
      <loext:graphic-properties draw:fill="none"/>
      <style:paragraph-properties fo:margin-left="-0.101cm" fo:margin-right="-0.7cm" style:line-height-at-least="0.423cm" fo:orphans="0" fo:widows="0" fo:text-indent="-0.6cm" style:auto-text-indent="false" style:page-number="auto" fo:background-color="transparent" style:writing-mode="lr-tb"/>
      <style:text-properties fo:font-size="14pt" officeooo:paragraph-rsid="001a474a" style:font-size-asian="14pt" style:font-size-complex="14pt"/>
    </style:style>
    <style:style style:name="P42" style:family="paragraph" style:parent-style-name="Standard" style:list-style-name="L3">
      <loext:graphic-properties draw:fill="none"/>
      <style:paragraph-properties style:line-height-at-least="0.423cm" fo:orphans="0" fo:widows="0" fo:background-color="transparent" style:writing-mode="lr-tb"/>
      <style:text-properties fo:font-size="14pt" style:font-size-asian="14pt" style:font-size-complex="14pt"/>
    </style:style>
    <style:style style:name="P43" style:family="paragraph" style:parent-style-name="Standard" style:list-style-name="L4">
      <loext:graphic-properties draw:fill="none"/>
      <style:paragraph-properties style:line-height-at-least="0.423cm" fo:orphans="0" fo:widows="0" fo:background-color="transparent" style:writing-mode="lr-tb"/>
      <style:text-properties fo:font-size="14pt" style:font-size-asian="14pt" style:font-size-complex="14pt"/>
    </style:style>
    <style:style style:name="P44" style:family="paragraph" style:parent-style-name="Standard" style:list-style-name="L5">
      <loext:graphic-properties draw:fill="none"/>
      <style:paragraph-properties style:line-height-at-least="0.423cm" fo:orphans="0" fo:widows="0" fo:background-color="transparent" style:writing-mode="lr-tb"/>
      <style:text-properties fo:font-size="14pt" style:font-size-asian="14pt" style:font-size-complex="14pt"/>
    </style:style>
    <style:style style:name="P45" style:family="paragraph" style:parent-style-name="Standard" style:list-style-name="L6">
      <loext:graphic-properties draw:fill="none"/>
      <style:paragraph-properties style:line-height-at-least="0.423cm" fo:orphans="0" fo:widows="0" fo:background-color="transparent" style:writing-mode="lr-tb"/>
      <style:text-properties fo:font-size="14pt" style:font-size-asian="14pt" style:font-size-complex="14pt"/>
    </style:style>
    <style:style style:name="P46" style:family="paragraph" style:parent-style-name="Standard" style:list-style-name="L8">
      <loext:graphic-properties draw:fill="none"/>
      <style:paragraph-properties style:line-height-at-least="0.423cm" fo:orphans="0" fo:widows="0" fo:background-color="transparent" style:writing-mode="lr-tb"/>
      <style:text-properties fo:font-size="14pt" style:font-size-asian="14pt" style:font-size-complex="14pt"/>
    </style:style>
    <style:style style:name="P47" style:family="paragraph" style:parent-style-name="Standard" style:list-style-name="L10">
      <loext:graphic-properties draw:fill="none"/>
      <style:paragraph-properties style:line-height-at-least="0.423cm" fo:orphans="0" fo:widows="0" fo:background-color="transparent" style:writing-mode="lr-tb"/>
      <style:text-properties fo:font-size="14pt" style:font-size-asian="14pt" style:font-size-complex="14pt"/>
    </style:style>
    <style:style style:name="P48" style:family="paragraph" style:parent-style-name="Standard" style:list-style-name="L11">
      <loext:graphic-properties draw:fill="none"/>
      <style:paragraph-properties style:line-height-at-least="0.423cm" fo:orphans="0" fo:widows="0" fo:background-color="transparent" style:writing-mode="lr-tb"/>
      <style:text-properties fo:font-size="14pt" style:font-size-asian="14pt" style:font-size-complex="14pt"/>
    </style:style>
    <style:style style:name="P49" style:family="paragraph" style:parent-style-name="Standard" style:list-style-name="L2">
      <loext:graphic-properties draw:fill="none"/>
      <style:paragraph-properties style:line-height-at-least="0.423cm" fo:orphans="0" fo:widows="0" fo:background-color="transparent" style:writing-mode="lr-tb"/>
      <style:text-properties fo:font-size="14pt" officeooo:rsid="001a474a" officeooo:paragraph-rsid="001a474a" style:font-size-asian="14pt" style:font-size-complex="14pt"/>
    </style:style>
    <style:style style:name="P50" style:family="paragraph" style:parent-style-name="Standard" style:list-style-name="L2">
      <loext:graphic-properties draw:fill="none"/>
      <style:paragraph-properties style:line-height-at-least="0.423cm" fo:orphans="0" fo:widows="0" fo:background-color="transparent" style:writing-mode="lr-tb"/>
      <style:text-properties fo:font-size="14pt" officeooo:rsid="001b8166" officeooo:paragraph-rsid="001b8166" style:font-size-asian="14pt" style:font-size-complex="14pt"/>
    </style:style>
    <style:style style:name="P51" style:family="paragraph" style:parent-style-name="Standard" style:list-style-name="L3">
      <loext:graphic-properties draw:fill="none"/>
      <style:paragraph-properties style:line-height-at-least="0.423cm" fo:orphans="0" fo:widows="0" fo:background-color="transparent" style:writing-mode="lr-tb"/>
      <style:text-properties fo:font-size="14pt" officeooo:rsid="001b8166" officeooo:paragraph-rsid="001b8166" style:font-size-asian="14pt" style:font-size-complex="14pt"/>
    </style:style>
    <style:style style:name="P52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1cm" style:auto-text-indent="false" style:page-number="auto" fo:background-color="transparent" style:writing-mode="lr-tb"/>
      <style:text-properties fo:font-size="14pt" officeooo:rsid="001b8166" officeooo:paragraph-rsid="001b8166" style:font-size-asian="14pt" style:font-size-complex="14pt"/>
    </style:style>
    <style:style style:name="P53" style:family="paragraph" style:parent-style-name="Standard" style:list-style-name="L6">
      <loext:graphic-properties draw:fill="none"/>
      <style:paragraph-properties style:line-height-at-least="0.423cm" fo:orphans="0" fo:widows="0" fo:background-color="transparent" style:writing-mode="lr-tb"/>
      <style:text-properties fo:font-size="14pt" officeooo:rsid="001cbb1f" officeooo:paragraph-rsid="001cbb1f" style:font-size-asian="14pt" style:font-size-complex="14pt"/>
    </style:style>
    <style:style style:name="P54" style:family="paragraph" style:parent-style-name="Standard" style:list-style-name="L9">
      <loext:graphic-properties draw:fill="none"/>
      <style:paragraph-properties style:line-height-at-least="0.423cm" fo:orphans="0" fo:widows="0" fo:background-color="transparent" style:writing-mode="lr-tb"/>
      <style:text-properties fo:font-size="14pt" officeooo:rsid="001cbb1f" officeooo:paragraph-rsid="001cbb1f" style:font-size-asian="14pt" style:font-size-complex="14pt"/>
    </style:style>
    <style:style style:name="P55" style:family="paragraph" style:parent-style-name="Standard" style:list-style-name="L7">
      <loext:graphic-properties draw:fill="none"/>
      <style:paragraph-properties style:line-height-at-least="0.423cm" fo:orphans="0" fo:widows="0" fo:background-color="transparent" style:writing-mode="lr-tb"/>
      <style:text-properties fo:font-size="14pt" officeooo:rsid="001bc3de" officeooo:paragraph-rsid="001bc3de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cm" fo:margin-right="0cm" style:line-height-at-least="0.423cm" fo:orphans="0" fo:widows="0" fo:text-indent="0cm" style:auto-text-indent="false" style:page-number="auto" fo:background-color="transparent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a474a"/>
    </style:style>
    <style:style style:name="T2" style:family="text">
      <style:text-properties fo:language="ru" fo:country="RU"/>
    </style:style>
    <style:style style:name="T3" style:family="text">
      <style:text-properties officeooo:rsid="00152bbd"/>
    </style:style>
    <style:style style:name="T4" style:family="text">
      <style:text-properties officeooo:rsid="00168223"/>
    </style:style>
    <style:style style:name="T5" style:family="text">
      <style:text-properties officeooo:rsid="0017212a"/>
    </style:style>
    <style:style style:name="T6" style:family="text">
      <style:text-properties officeooo:rsid="001b8166"/>
    </style:style>
    <style:style style:name="T7" style:family="text">
      <style:text-properties officeooo:rsid="001bc3de"/>
    </style:style>
    <style:style style:name="T8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Система</text:span> “ЗАГС”</text:p>
      <text:p text:style-name="P8"/>
      <text:p text:style-name="P10">Тест План</text:p>
      <text:p text:style-name="Standard"/>
      <text:p text:style-name="P14">Version 1.0</text:p>
      <text:p text:style-name="P15"/>
      <text:p text:style-name="P38"/>
      <text:p text:style-name="P7">Тест план</text:p>
      <text:h text:style-name="Heading_20_1" text:outline-level="1" text:is-list-header="true"><text:span text:style-name="T2">План</text:span> тестирования информационной <text:span text:style-name="T2">системы</text:span> "<text:span text:style-name="T2">ЗАГС</text:span>"</text:h>
      <text:p text:style-name="P16"/>
      <text:p text:style-name="P31">Цель тестирования — удостовериться, что функциональность системы соответствует требованиям и работает корректно. В частности, проверяется работа <text:span text:style-name="T3">модулей для регисрации заявок актов гражданского состояния пользователями, а также авторизация администратора с последующим </text:span>администрирования пользовательских заявок.</text:p>
      <text:p text:style-name="P17"/>
      <text:p text:style-name="P18">Краткое название плана тестирования: Тестирование ИС "ЗАГС"</text:p>
      <text:p text:style-name="P17">Дата и версия: <text:span text:style-name="T4">28</text:span>.0<text:span text:style-name="T4">8</text:span>.2024, версия 1.0</text:p>
      <text:p text:style-name="P17">Автор: <text:span text:style-name="T4">Смирнов Алексей</text:span>, QA-инженер</text:p>
      <text:p text:style-name="P17">История изменений: Начальная версия</text:p>
      <text:p text:style-name="P17"/>
      <text:p text:style-name="P32">Введение</text:p>
      <text:p text:style-name="P17">Этот план тестирования описывает подходы, методы и критерии тестирования информационной системы "ЗАГС", разработанной для автоматизации процессов регистрации актов гражданского состояния. План <text:span text:style-name="T5">на данный момент</text:span> включает <text:span text:style-name="T5">только</text:span> тестирование функциональности <text:span text:style-name="T5">приложения</text:span>.</text:p>
      <text:p text:style-name="P17"/>
      <text:p text:style-name="P25">Объем тестирования:</text:p>
      <text:p text:style-name="P24">Тестирование будет охватывать следующие модули приложения:</text:p>
      <text:list xml:id="list3380291964" text:style-name="L1">
        <text:list-item>
          <text:p text:style-name="P39">Главная страница приложения</text:p>
        </text:list-item>
        <text:list-item>
          <text:p text:style-name="P39">Форма регистрации заявок пользователями, включающий в себя следующие блоки:</text:p>
          <text:list>
            <text:list-item>
              <text:p text:style-name="P39">Блок “Данные заявителя”</text:p>
            </text:list-item>
            <text:list-item>
              <text:p text:style-name="P39">Блок “Выбор услуги”</text:p>
            </text:list-item>
            <text:list-item>
              <text:p text:style-name="P39">Блок “Данные гражданина”</text:p>
            </text:list-item>
            <text:list-item>
              <text:p text:style-name="P39">Блок “Данные услуги”</text:p>
            </text:list-item>
            <text:list-item>
              <text:p text:style-name="P39">Блок “Статус заявки”</text:p>
            </text:list-item>
          </text:list>
        </text:list-item>
        <text:list-item>
          <text:p text:style-name="P39">Форма регистрации администратора</text:p>
        </text:list-item>
        <text:list-item>
          <text:p text:style-name="P39">Модуль администрирования заявок</text:p>
        </text:list-item>
      </text:list>
      <text:p text:style-name="P26"/>
      <text:p text:style-name="P26"/>
      <text:p text:style-name="P26"><text:soft-page-break/></text:p>
      <text:p text:style-name="P32">Ссылки:</text:p>
      <text:list xml:id="list3789758752" text:style-name="L2">
        <text:list-item>
          <text:p text:style-name="P40">Спецификация требований к ПО ИС "ЗАГС":</text:p>
          <text:p text:style-name="P41"><text:a xlink:type="simple" xlink:href="https://docs.google.com/document/d/1eijfM_3o-JOoBCtwwHmO7nEZseGU4mgP/edit?usp=drive_link&amp;ouid=103415262573722840459&amp;rtpof=true&amp;sd=true" text:style-name="Internet_20_link" text:visited-style-name="Visited_20_Internet_20_Link">https://docs.google.com/document/d/1eijfM_3o-JOoBCtwwHmO7nEZseGU4mgP/edit?usp=drive_link&amp;ouid=103415262573722840459&amp;rtpof=true&amp;sd=true</text:a></text:p>
        </text:list-item>
        <text:list-item>
          <text:p text:style-name="P49">Чек-лист тестирования приложения:</text:p>
        </text:list-item>
      </text:list>
      <text:p text:style-name="P27"><text:a xlink:type="simple" xlink:href="https://docs.google.com/spreadsheets/d/1cvikrvGEThR6KvhBDhvP17X9CSjUGLOJ/edit?usp=drive_link" text:style-name="Internet_20_link" text:visited-style-name="Visited_20_Internet_20_Link">https://docs.google.com/spreadsheets/d/1cvikrvGEThR6KvhBDhvP17X9CSjUGLOJ/edit?usp=drive_link</text:a></text:p>
      <text:list xml:id="list165159740429161" text:continue-numbering="true" text:style-name="L2">
        <text:list-item>
          <text:p text:style-name="P50">Диаграмма декомпозиции и функциональная диаграмма:</text:p>
        </text:list-item>
      </text:list>
      <text:p text:style-name="P22"><text:a xlink:type="simple" xlink:href="https://miro.com/welcomeonboard/QU5tdEN5QUVOS3NOOXcwSUdnVlE2bGkxZmd1NXpDSktoNjRZTE9GdGsxQWxZS2dsbDNaSTY1WDVJZ3JTWVpvQXwzNDU4NzY0NTgyODk0ODY2NTY0fDI=?share_link_id=481013746210" text:style-name="Internet_20_link" text:visited-style-name="Visited_20_Internet_20_Link"><text:span text:style-name="T6">https://miro.com/welcomeonboard/QU5tdEN5QUVOS3NOOXcwSUdnVlE2bGkxZmd1NXpDSktoNjRZTE9GdGsxQWxZS2dsbDNaSTY1WDVJZ3JTWVpvQXwzNDU4NzY0NTgyODk0ODY2NTY0fDI=?share_link_id=481013746210</text:span></text:a></text:p>
      <text:p text:style-name="P17"/>
      <text:p text:style-name="P19">Подлежат тестированию следующие элементы системы:</text:p>
      <text:list xml:id="list1351245061" text:style-name="L3">
        <text:list-item>
          <text:p text:style-name="P51">Модуль локализации приложения</text:p>
        </text:list-item>
        <text:list-item>
          <text:p text:style-name="P51">Веб-интерфес приложения</text:p>
        </text:list-item>
        <text:list-item>
          <text:p text:style-name="P51">Система аунтефикации и авторизации</text:p>
        </text:list-item>
        <text:list-item>
          <text:p text:style-name="P51">Модуль регистрации заявок пользователями</text:p>
        </text:list-item>
        <text:list-item>
          <text:p text:style-name="P51">Модуль авторизации администратора</text:p>
        </text:list-item>
        <text:list-item>
          <text:p text:style-name="P51">Модуль администрирования заявок</text:p>
        </text:list-item>
        <text:list-item>
          <text:p text:style-name="P42">Модуль ведения реестра заявок и их статусов</text:p>
        </text:list-item>
      </text:list>
      <text:p text:style-name="P17"/>
      <text:p text:style-name="P35">Стратегия тестирования</text:p>
      <text:p text:style-name="P28">Будет проведено смоук, функциональное и регрессионное тестирование. Тестирование включает проверку всех основных функций, взаимодействий между модулями, а также тестирование на соответствие требованиям</text:p>
      <text:p text:style-name="P29">Уровни тестирования: модульное тестирование, интеграционное</text:p>
      <text:p text:style-name="P29"/>
      <text:p text:style-name="P35">Критерии начала и завершения тестирования:</text:p>
      <text:p text:style-name="P28">Тестирование начнется после завершения разработки всех модулей и будет завершено после устранения всех критических дефектов</text:p>
      <text:p text:style-name="P17"/>
      <text:p text:style-name="P33"><text:span text:style-name="T7">К</text:span>ритерии приёмки:</text:p>
      <text:p text:style-name="P23">Приложение должно корректно выполнять все заявленные функции без критических дефектов. Все тесты должны быть пройдены без серьезных отклонений от ожидаемых результатов</text:p>
      <text:p text:style-name="P17"><text:soft-page-break/></text:p>
      <text:p text:style-name="P17"/>
      <text:p text:style-name="P17"/>
      <text:p text:style-name="P33">Требования к окружению</text:p>
      <text:p text:style-name="P17">Аппаратное обеспечение:</text:p>
      <text:list xml:id="list89117215" text:style-name="L4">
        <text:list-item>
          <text:p text:style-name="P43">Персональный компьютер с <text:span text:style-name="T7">устанновленной</text:span> ОС Windows/Linux</text:p>
        </text:list-item>
        <text:list-item>
          <text:p text:style-name="P43">Доступ к интернету</text:p>
        </text:list-item>
      </text:list>
      <text:p text:style-name="P17"/>
      <text:p text:style-name="P17">Программное обеспечение:</text:p>
      <text:list xml:id="list1979769799" text:style-name="L5">
        <text:list-item>
          <text:p text:style-name="P44">Операционная система Windows <text:span text:style-name="T7">10 </text:span>и выше, Linux <text:span text:style-name="T7">Mint</text:span></text:p>
        </text:list-item>
        <text:list-item>
          <text:p text:style-name="P44">Веб-браузер (Chrome)</text:p>
        </text:list-item>
      </text:list>
      <text:p text:style-name="P17"/>
      <text:p text:style-name="P17">Инструменты тестирования:</text:p>
      <text:list xml:id="list91285831" text:style-name="L6">
        <text:list-item>
          <text:p text:style-name="P45">Postman для тестирования API</text:p>
        </text:list-item>
        <text:list-item>
          <text:p text:style-name="P53">Swagger для докумендации взаимодействия с API</text:p>
        </text:list-item>
        <text:list-item>
          <text:p text:style-name="P45">Средства для автоматизации тестирования, если это необходимо</text:p>
        </text:list-item>
      </text:list>
      <text:p text:style-name="P21"/>
      <text:p text:style-name="P33">План тестирования</text:p>
      <text:p text:style-name="P30">Сроки:</text:p>
      <text:list xml:id="list1339287094" text:style-name="L7">
        <text:list-item>
          <text:p text:style-name="P55">Разработка тест-кейсов: 1 неделя</text:p>
        </text:list-item>
        <text:list-item>
          <text:p text:style-name="P55">Проведение тестирования: 2 недели</text:p>
        </text:list-item>
        <text:list-item>
          <text:p text:style-name="P55">Регрессионное тестирование: 1 неделя</text:p>
        </text:list-item>
      </text:list>
      <text:p text:style-name="P17"/>
      <text:p text:style-name="P33">Ответственные лица</text:p>
      <text:list xml:id="list2500054696" text:style-name="L8">
        <text:list-item>
          <text:p text:style-name="P46">QA Lead — координация всех работ по тестированию</text:p>
        </text:list-item>
        <text:list-item>
          <text:p text:style-name="P46">QA Engineers — выполнение тестирования и отчетность по результатам</text:p>
        </text:list-item>
      </text:list>
      <text:p text:style-name="P20"/>
      <text:p text:style-name="P33">Тестовые сценарии</text:p>
      <text:list xml:id="list1279495873" text:style-name="L9">
        <text:list-item>
          <text:p text:style-name="P54">Регистрация завки пользователем с выбором услуги "Регистрация брака"</text:p>
        </text:list-item>
        <text:list-item>
          <text:p text:style-name="P54">Регистрация завки пользователем с выбором услуги "Регистрация рождения"</text:p>
        </text:list-item>
        <text:list-item>
          <text:p text:style-name="P54">Регистрация завки пользователем с выбором услуги "Регистрация смерти"</text:p>
        </text:list-item>
        <text:list-item>
          <text:p text:style-name="P54">Переход к администрированию заявок в режиме администратора</text:p>
        </text:list-item>
      </text:list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32">Уровень риска</text:p>
      <text:list xml:id="list4077441175" text:style-name="L10">
        <text:list-item>
          <text:p text:style-name="P47">Высокий: функции, связанные с регистрацией и хранением актов гражданского состояния</text:p>
        </text:list-item>
        <text:list-item>
          <text:p text:style-name="P47">Средний: функции отчетности и взаимодействия с внешними системами.</text:p>
        </text:list-item>
        <text:list-item>
          <text:p text:style-name="P47">Низкий: функции управления пользователями и аутентификации</text:p>
        </text:list-item>
      </text:list>
      <text:p text:style-name="P17"/>
      <text:p text:style-name="P34">Критерии прохождения/непрохождения элемента</text:p>
      <text:list xml:id="list1201786446" text:style-name="L11">
        <text:list-item>
          <text:p text:style-name="P48">Все тестовые случаи, связанные с основными функциями (регистрация актов, интеграция с внешними системами), должны быть успешно выполнены</text:p>
        </text:list-item>
        <text:list-item>
          <text:p text:style-name="P48">Разрешены незначительные дефекты в отчетности и пользовательском интерфейсе при условии их документирования</text:p>
        </text:list-item>
        <text:list-item>
          <text:p text:style-name="P48">Полное покрытие тестами критических модулей (например, регистрация актов) и не менее 80% покрытия менее критических функций</text:p>
        </text:list-item>
      </text:list>
      <text:p text:style-name="P17"/>
      <text:p text:style-name="P32">Критерии приостановки и возобновления тестирования</text:p>
      <text:p text:style-name="P17">Тестирование будет приостановлено, если будет обнаружен критический дефект, блокирующий ключевую функциональность</text:p>
      <text:p text:style-name="P17">Тестирование возобновляется после исправления критических дефектов и успешного прохождения регрессионного тестирования соответствующих модулей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 style:list-style-name="WW8Num7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72cm" fo:margin-right="0cm" fo:margin-top="0cm" fo:margin-bottom="0.212cm" style:contextual-spacing="false" fo:text-indent="0cm" style:auto-text-indent="false">
        <style:tab-stops>
          <style:tab-stop style:position="0.672cm"/>
        </style:tab-stops>
      </style:paragraph-properties>
      <style:text-properties fo:color="#0000ff" loext:opacity="100%" fo:font-style="italic" style:font-style-asian="italic"/>
    </style:style>
    <style:style style:name="SubTitle" style:family="paragraph" style:parent-style-name="Heading">
      <style:paragraph-properties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visionHist" style:family="paragraph" style:parent-style-name="Standard">
      <style:paragraph-properties fo:line-height="100%" fo:orphans="2" fo:widows="2"/>
    </style:style>
    <style:style style:name="Date" style:family="paragraph" style:parent-style-name="Standard">
      <style:paragraph-properties fo:line-height="100%" fo:orphans="2" fo:widows="2"/>
    </style:style>
    <style:style style:name="Hierarchy" style:family="paragraph" style:parent-style-name="Standard">
      <style:paragraph-properties fo:margin-left="0cm" fo:margin-right="-6.096cm" fo:margin-top="0cm" fo:margin-bottom="0.212cm" style:contextual-spacing="false" fo:line-height="100%" fo:orphans="2" fo:widows="2" fo:text-indent="0cm" style:auto-text-indent="false">
        <style:tab-stops>
          <style:tab-stop style:position="1.27cm"/>
          <style:tab-stop style:position="2.54cm"/>
          <style:tab-stop style:position="3.81cm"/>
          <style:tab-stop style:position="6.35cm"/>
          <style:tab-stop style:position="8.89cm"/>
        </style:tab-stops>
      </style:paragraph-properties>
      <style:text-properties style:font-name="Tms Rmn" fo:font-family="'Tms Rmn'" style:font-family-generic="roman" style:font-pitch="variable" style:font-name-complex="Tms Rmn" style:font-family-complex="'Tms Rmn'" style:font-family-generic-complex="roman" style:font-pitch-complex="variable"/>
    </style:style>
    <style:style style:name="body_20_text" style:display-name="body text" style:family="paragraph">
      <style:paragraph-properties fo:margin-top="0cm" fo:margin-bottom="0.212cm" style:contextual-spacing="false" style:line-height-at-least="0.388cm" fo:keep-together="always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Plain_20_Text" style:display-name="Plain Text" style:family="paragraph" style:parent-style-name="Standard">
      <style:paragraph-properties fo:line-height="100%" fo:orphans="2" fo:widows="2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roject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mpanyName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Times New Roman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?" style:num-suffix="?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Таблица20" style:family="table">
      <style:table-properties style:width="16.859cm" fo:margin-left="-0.191cm" table:align="left" style:writing-mode="lr-tb"/>
    </style:style>
    <style:style style:name="Таблица20.A" style:family="table-column">
      <style:table-column-properties style:column-width="11.252cm"/>
    </style:style>
    <style:style style:name="Таблица20.B" style:family="table-column">
      <style:table-column-properties style:column-width="5.607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19" style:family="table">
      <style:table-properties style:width="16.732cm" fo:margin-left="-0.191cm" table:align="left" style:writing-mode="lr-tb"/>
    </style:style>
    <style:style style:name="Таблица19.A" style:family="table-column">
      <style:table-column-properties style:column-width="5.577cm"/>
    </style:style>
    <style:style style:name="Таблица19.1" style:family="table-row">
      <style:table-row-properties style:min-row-height="0.503cm" fo:keep-together="auto"/>
    </style:style>
    <style:style style:name="Таблица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8pt" fo:font-weight="bold" officeooo:rsid="0011c5e6" officeooo:paragraph-rsid="0011c5e6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1c5e6" officeooo:paragraph-rsid="0011c5e6"/>
    </style:style>
    <style:style style:name="M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paragraph-properties fo:margin-left="0cm" fo:margin-right="0.635cm" fo:text-indent="0cm" style:auto-text-indent="false"/>
    </style:style>
    <style:style style:name="MP9" style:family="paragraph" style:parent-style-name="Standard">
      <style:paragraph-properties fo:text-align="center" style:justify-single-word="false"/>
      <style:text-properties officeooo:rsid="0011c5e6" officeooo:paragraph-rsid="0011c5e6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officeooo:rsid="001a474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Senla</text:p>
        <text:p text:style-name="MP4"/>
        <text:p text:style-name="MP5"/>
      </style:header>
    </style:master-page>
    <style:master-page style:name="Преобразование_20_1" style:display-name="Преобразование 1" style:page-layout-name="Mpm2" draw:style-name="Mdp1">
      <style:header>
        <table:table table:name="Таблица20" table:style-name="Таблица20">
          <table:table-column table:style-name="Таблица20.A"/>
          <table:table-column table:style-name="Таблица20.B"/>
          <table:table-row table:style-name="Таблица20.1">
            <table:table-cell table:style-name="Таблица20.A1" office:value-type="string">
              <text:p text:style-name="MP6">Система “ЗАГС”</text:p>
            </table:table-cell>
            <table:table-cell table:style-name="Таблица20.A1" office:value-type="string">
              <text:p text:style-name="MP7"><text:s text:c="2"/>Version: <text:s text:c="10"/>1.0</text:p>
            </table:table-cell>
          </table:table-row>
          <table:table-row table:style-name="Таблица20.1">
            <table:table-cell table:style-name="Таблица20.A1" office:value-type="string">
              <text:p text:style-name="MP6">Тест План</text:p>
            </table:table-cell>
            <table:table-cell table:style-name="Таблица20.A1" office:value-type="string">
              <text:p text:style-name="Standard"><text:s text:c="2"/>Date: <text:s/><text:span text:style-name="MT1">28.08.2024</text:span></text:p>
            </table:table-cell>
          </table:table-row>
          <table:table-row table:style-name="Таблица20.1">
            <table:table-cell table:style-name="Таблица20.A1" table:number-columns-spanned="2" office:value-type="string">
              <text:p text:style-name="Standard"/>
            </table:table-cell>
            <table:covered-table-cell/>
          </table:table-row>
        </table:table>
        <text:p text:style-name="Header"/>
      </style:header>
      <style:footer>
        <table:table table:name="Таблица19" table:style-name="Таблица19">
          <table:table-column table:style-name="Таблица19.A" table:number-columns-repeated="3"/>
          <table:table-row table:style-name="Таблица19.1">
            <table:table-cell table:style-name="Таблица19.A1" office:value-type="string">
              <text:p text:style-name="MP8"/>
            </table:table-cell>
            <table:table-cell table:style-name="Таблица19.A1" office:value-type="string">
              <text:p text:style-name="MP9">2024</text:p>
            </table:table-cell>
            <table:table-cell table:style-name="Таблица19.A1" office:value-type="string">
              <text:p text:style-name="MP10">Page <text:span text:style-name="Page_20_Number"><text:page-number text:select-page="current">6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st Plan</dc:title>
    <dc:subject>&lt;Project Name&gt;</dc:subject>
    <meta:keyword/>
    <dc:description/>
    <meta:initial-creator>obarring</meta:initial-creator>
    <meta:creation-date>2008-05-16T15:46:00</meta:creation-date>
    <dc:date>2024-09-02T16:51:58.802442646</dc:date>
    <meta:print-date>2001-10-16T16:01:00</meta:print-date>
    <meta:editing-cycles>11</meta:editing-cycles>
    <meta:editing-duration>PT59M7S</meta:editing-duration>
    <meta:generator>LibreOffice/7.3.7.2$Linux_X86_64 LibreOffice_project/30$Build-2</meta:generator>
    <meta:document-statistic meta:table-count="2" meta:image-count="0" meta:object-count="0" meta:page-count="5" meta:paragraph-count="87" meta:word-count="525" meta:character-count="4599" meta:non-whitespace-character-count="4185"/>
  </office:meta>
</office:document-meta>
</file>